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42.3mm"/>
    </style:style>
    <style:style style:name="co5" style:family="table-column">
      <style:table-column-properties fo:break-before="auto" style:column-width="179mm"/>
    </style:style>
    <style:style style:name="co6" style:family="table-column">
      <style:table-column-properties fo:break-before="auto" style:column-width="44.2mm"/>
    </style:style>
    <style:style style:name="co7" style:family="table-column">
      <style:table-column-properties fo:break-before="auto" style:column-width="27.04mm"/>
    </style:style>
    <style:style style:name="co8" style:family="table-column">
      <style:table-column-properties fo:break-before="auto" style:column-width="50.73mm"/>
    </style:style>
    <style:style style:name="co9" style:family="table-column">
      <style:table-column-properties fo:break-before="auto" style:column-width="49.92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44.47mm"/>
    </style:style>
    <style:style style:name="co15" style:family="table-column">
      <style:table-column-properties fo:break-before="auto" style:column-width="40.11mm"/>
    </style:style>
    <style:style style:name="co16" style:family="table-column">
      <style:table-column-properties fo:break-before="auto" style:column-width="47.18mm"/>
    </style:style>
    <style:style style:name="co17" style:family="table-column">
      <style:table-column-properties fo:break-before="auto" style:column-width="30.04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40.66mm"/>
    </style:style>
    <style:style style:name="co21" style:family="table-column">
      <style:table-column-properties fo:break-before="auto" style:column-width="46.37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27.31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3.85mm"/>
    </style:style>
    <style:style style:name="co28" style:family="table-column">
      <style:table-column-properties fo:break-before="auto" style:column-width="33.04mm"/>
    </style:style>
    <style:style style:name="co29" style:family="table-column">
      <style:table-column-properties fo:break-before="auto" style:column-width="35.49mm"/>
    </style:style>
    <style:style style:name="co30" style:family="table-column">
      <style:table-column-properties fo:break-before="auto" style:column-width="34.94mm"/>
    </style:style>
    <style:style style:name="co31" style:family="table-column">
      <style:table-column-properties fo:break-before="auto" style:column-width="37.11mm"/>
    </style:style>
    <style:style style:name="co32" style:family="table-column">
      <style:table-column-properties fo:break-before="auto" style:column-width="22.68mm"/>
    </style:style>
    <style:style style:name="co33" style:family="table-column">
      <style:table-column-properties fo:break-before="auto" style:column-width="25.14mm"/>
    </style:style>
    <style:style style:name="co34" style:family="table-column">
      <style:table-column-properties fo:break-before="auto" style:column-width="30.59mm"/>
    </style:style>
    <style:style style:name="co35" style:family="table-column">
      <style:table-column-properties fo:break-before="auto" style:column-width="55.09mm"/>
    </style:style>
    <style:style style:name="co36" style:family="table-column">
      <style:table-column-properties fo:break-before="auto" style:column-width="56.73mm"/>
    </style:style>
    <style:style style:name="co37" style:family="table-column">
      <style:table-column-properties fo:break-before="auto" style:column-width="56.18mm"/>
    </style:style>
    <style:style style:name="co38" style:family="table-column">
      <style:table-column-properties fo:break-before="auto" style:column-width="57.82mm"/>
    </style:style>
    <style:style style:name="co39" style:family="table-column">
      <style:table-column-properties fo:break-before="auto" style:column-width="46.65mm"/>
    </style:style>
    <style:style style:name="co40" style:family="table-column">
      <style:table-column-properties fo:break-before="auto" style:column-width="40.92mm"/>
    </style:style>
    <style:style style:name="co41" style:family="table-column">
      <style:table-column-properties fo:break-before="auto" style:column-width="44.75mm"/>
    </style:style>
    <style:style style:name="co42" style:family="table-column">
      <style:table-column-properties fo:break-before="auto" style:column-width="53.99mm"/>
    </style:style>
    <style:style style:name="co43" style:family="table-column">
      <style:table-column-properties fo:break-before="auto" style:column-width="38.75mm"/>
    </style:style>
    <style:style style:name="co44" style:family="table-column">
      <style:table-column-properties fo:break-before="auto" style:column-width="39.85mm"/>
    </style:style>
    <style:style style:name="co45" style:family="table-column">
      <style:table-column-properties fo:break-before="auto" style:column-width="39.02mm"/>
    </style:style>
    <style:style style:name="co46" style:family="table-column">
      <style:table-column-properties fo:break-before="auto" style:column-width="43.37mm"/>
    </style:style>
    <style:style style:name="co47" style:family="table-column">
      <style:table-column-properties fo:break-before="auto" style:column-width="18.3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office:value-type="string" calcext:value-type="string">
            <text:p>Kappa_statistic</text:p>
          </table:table-cell>
          <table:table-cell office:value-type="string" calcext:value-type="string">
            <text:p>Mean_absolute_error</text:p>
          </table:table-cell>
          <table:table-cell office:value-type="string" calcext:value-type="string">
            <text:p>Root_mean_squared_error</text:p>
          </table:table-cell>
          <table:table-cell office:value-type="string" calcext:value-type="string">
            <text:p>Relative_absolute_error</text:p>
          </table:table-cell>
          <table:table-cell office:value-type="string" calcext:value-type="string">
            <text:p>Root_relative_squared_error</text:p>
          </table:table-cell>
          <table:table-cell office:value-type="string" calcext:value-type="string">
            <text:p>SF_prior_entropy</text:p>
          </table:table-cell>
          <table:table-cell office:value-type="string" calcext:value-type="string">
            <text:p>SF_scheme_entropy</text:p>
          </table:table-cell>
          <table:table-cell office:value-type="string" calcext:value-type="string">
            <text:p>SF_entropy_gain</text:p>
          </table:table-cell>
          <table:table-cell office:value-type="string" calcext:value-type="string">
            <text:p>SF_mean_prior_entropy</text:p>
          </table:table-cell>
          <table:table-cell office:value-type="string" calcext:value-type="string">
            <text:p>SF_mean_scheme_entropy</text:p>
          </table:table-cell>
          <table:table-cell office:value-type="string" calcext:value-type="string">
            <text:p>SF_mean_entropy_gain</text:p>
          </table:table-cell>
          <table:table-cell office:value-type="string" calcext:value-type="string">
            <text:p>KB_information</text:p>
          </table:table-cell>
          <table:table-cell office:value-type="string" calcext:value-type="string">
            <text:p>KB_mean_information</text:p>
          </table:table-cell>
          <table:table-cell office:value-type="string" calcext:value-type="string">
            <text:p>KB_relative_information</text:p>
          </table:table-cell>
          <table:table-cell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office:value-type="string" calcext:value-type="string">
            <text:p>IR_precision</text:p>
          </table:table-cell>
          <table:table-cell office:value-type="string" calcext:value-type="string">
            <text:p>IR_recall</text:p>
          </table:table-cell>
          <table:table-cell office:value-type="string" calcext:value-type="string">
            <text:p>F_measure</text:p>
          </table:table-cell>
          <table:table-cell office:value-type="string" calcext:value-type="string">
            <text:p>Area_under_ROC</text:p>
          </table:table-cell>
          <table:table-cell office:value-type="string" calcext:value-type="string">
            <text:p>Weighted_avg_true_positive_rate</text:p>
          </table:table-cell>
          <table:table-cell office:value-type="string" calcext:value-type="string">
            <text:p>Weighted_avg_false_positive_rate</text:p>
          </table:table-cell>
          <table:table-cell office:value-type="string" calcext:value-type="string">
            <text:p>Weighted_avg_true_negative_rate</text:p>
          </table:table-cell>
          <table:table-cell office:value-type="string" calcext:value-type="string">
            <text:p>Weighted_avg_false_negative_rate</text:p>
          </table:table-cell>
          <table:table-cell office:value-type="string" calcext:value-type="string">
            <text:p>Weighted_avg_IR_precision</text:p>
          </table:table-cell>
          <table:table-cell office:value-type="string" calcext:value-type="string">
            <text:p>Weighted_avg_IR_recall</text:p>
          </table:table-cell>
          <table:table-cell office:value-type="string" calcext:value-type="string">
            <text:p>Weighted_avg_F_measure</text:p>
          </table:table-cell>
          <table:table-cell office:value-type="string" calcext:value-type="string">
            <text:p>Weighted_avg_area_under_ROC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744075829383886" calcext:value-type="float">
            <text:p>0.7440758294</text:p>
          </table:table-cell>
          <table:table-cell office:value-type="float" office:value="0.117246080436264" calcext:value-type="float">
            <text:p>0.1172460804</text:p>
          </table:table-cell>
          <table:table-cell office:value-type="float" office:value="0.330365550615225" calcext:value-type="float">
            <text:p>0.3303655506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70.3991328373573" calcext:value-type="float">
            <text:p>70.3991328374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22.3133536044402" calcext:value-type="float">
            <text:p>22.3133536044</text:p>
          </table:table-cell>
          <table:table-cell office:value-type="float" office:value="5.98069537435276" calcext:value-type="float">
            <text:p>5.9806953744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1.23963075580223" calcext:value-type="float">
            <text:p>1.2396307558</text:p>
          </table:table-cell>
          <table:table-cell office:value-type="float" office:value="0.332260854130709" calcext:value-type="float">
            <text:p>0.3322608541</text:p>
          </table:table-cell>
          <table:table-cell office:value-type="float" office:value="21.306721786733" calcext:value-type="float">
            <text:p>21.3067217867</text:p>
          </table:table-cell>
          <table:table-cell office:value-type="float" office:value="1.18370676592961" calcext:value-type="float">
            <text:p>1.1837067659</text:p>
          </table:table-cell>
          <table:table-cell office:value-type="float" office:value="1359.77349654701" calcext:value-type="float">
            <text:p>1359.7734965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0984848484848485" calcext:value-type="float">
            <text:p>0.0984848485</text:p>
          </table:table-cell>
          <table:table-cell office:value-type="float" office:value="0.901515151515152" calcext:value-type="float">
            <text:p>0.9015151515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85515873015873" calcext:value-type="float">
            <text:p>0.8551587302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27136752136752" calcext:value-type="float">
            <text:p>0.8271367521</text:p>
          </table:table-cell>
          <table:table-cell office:value-type="float" office:value="0.867424242424242" calcext:value-type="float">
            <text:p>0.86742424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7995910020447" calcext:value-type="float">
            <text:p>0.0081799591</text:p>
          </table:table-cell>
          <table:table-cell office:value-type="float" office:value="0.00867615682437478" calcext:value-type="float">
            <text:p>0.0086761568</text:p>
          </table:table-cell>
          <table:table-cell office:value-type="float" office:value="1.86046511627906" calcext:value-type="float">
            <text:p>1.8604651163</text:p>
          </table:table-cell>
          <table:table-cell office:value-type="float" office:value="1.84884264009807" calcext:value-type="float">
            <text:p>1.8488426401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320602970096288" calcext:value-type="float">
            <text:p>0.3206029701</text:p>
          </table:table-cell>
          <table:table-cell office:value-type="float" office:value="27.9734460086966" calcext:value-type="float">
            <text:p>27.9734460087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178112761164605" calcext:value-type="float">
            <text:p>0.0178112761</text:p>
          </table:table-cell>
          <table:table-cell office:value-type="float" office:value="1.55408033381648" calcext:value-type="float">
            <text:p>1.5540803338</text:p>
          </table:table-cell>
          <table:table-cell office:value-type="float" office:value="27.9734460086966" calcext:value-type="float">
            <text:p>27.9734460087</text:p>
          </table:table-cell>
          <table:table-cell office:value-type="float" office:value="1.55408033381648" calcext:value-type="float">
            <text:p>1.5540803338</text:p>
          </table:table-cell>
          <table:table-cell office:value-type="float" office:value="1785.23711298465" calcext:value-type="float">
            <text:p>1785.23711298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0445353328788912" calcext:value-type="float">
            <text:p>0.0445353329</text:p>
          </table:table-cell>
          <table:table-cell office:value-type="float" office:value="0.190868146834216" calcext:value-type="float">
            <text:p>0.1908681468</text:p>
          </table:table-cell>
          <table:table-cell office:value-type="float" office:value="10.1291989664083" calcext:value-type="float">
            <text:p>10.1291989664</text:p>
          </table:table-cell>
          <table:table-cell office:value-type="float" office:value="40.6729817875355" calcext:value-type="float">
            <text:p>40.6729817875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7.65151984821091" calcext:value-type="float">
            <text:p>7.6515198482</text:p>
          </table:table-cell>
          <table:table-cell office:value-type="float" office:value="20.642529130582" calcext:value-type="float">
            <text:p>20.6425291306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425084436011717" calcext:value-type="float">
            <text:p>0.425084436</text:p>
          </table:table-cell>
          <table:table-cell office:value-type="float" office:value="1.14680717392122" calcext:value-type="float">
            <text:p>1.1468071739</text:p>
          </table:table-cell>
          <table:table-cell office:value-type="float" office:value="25.8257509546378" calcext:value-type="float">
            <text:p>25.8257509546</text:p>
          </table:table-cell>
          <table:table-cell office:value-type="float" office:value="1.43476394192432" calcext:value-type="float">
            <text:p>1.4347639419</text:p>
          </table:table-cell>
          <table:table-cell office:value-type="float" office:value="1648.17338059045" calcext:value-type="float">
            <text:p>1648.173380590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353535353535353" calcext:value-type="float">
            <text:p>0.0353535354</text:p>
          </table:table-cell>
          <table:table-cell office:value-type="float" office:value="0.964646464646465" calcext:value-type="float">
            <text:p>0.964646464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1388888888889" calcext:value-type="float">
            <text:p>0.9513888889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3771043771044" calcext:value-type="float">
            <text:p>0.9437710438</text:p>
          </table:table-cell>
          <table:table-cell office:value-type="float" office:value="0.954545454545454" calcext:value-type="float">
            <text:p>0.954545454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6279069767442" calcext:value-type="float">
            <text:p>0.9162790698</text:p>
          </table:table-cell>
          <table:table-cell office:value-type="float" office:value="0.0445353328788912" calcext:value-type="float">
            <text:p>0.0445353329</text:p>
          </table:table-cell>
          <table:table-cell office:value-type="float" office:value="0.190868146834216" calcext:value-type="float">
            <text:p>0.1908681468</text:p>
          </table:table-cell>
          <table:table-cell office:value-type="float" office:value="10.1291989664083" calcext:value-type="float">
            <text:p>10.1291989664</text:p>
          </table:table-cell>
          <table:table-cell office:value-type="float" office:value="40.6729817875355" calcext:value-type="float">
            <text:p>40.6729817875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7.65151984821091" calcext:value-type="float">
            <text:p>7.6515198482</text:p>
          </table:table-cell>
          <table:table-cell office:value-type="float" office:value="20.642529130582" calcext:value-type="float">
            <text:p>20.6425291306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425084436011717" calcext:value-type="float">
            <text:p>0.425084436</text:p>
          </table:table-cell>
          <table:table-cell office:value-type="float" office:value="1.14680717392122" calcext:value-type="float">
            <text:p>1.1468071739</text:p>
          </table:table-cell>
          <table:table-cell office:value-type="float" office:value="25.939756784841" calcext:value-type="float">
            <text:p>25.9397567848</text:p>
          </table:table-cell>
          <table:table-cell office:value-type="float" office:value="1.44109759915784" calcext:value-type="float">
            <text:p>1.4410975992</text:p>
          </table:table-cell>
          <table:table-cell office:value-type="float" office:value="1655.44911769886" calcext:value-type="float">
            <text:p>1655.44911769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972222222222222" calcext:value-type="float">
            <text:p>0.9722222222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0.944444444444444" calcext:value-type="float">
            <text:p>0.9444444444</text:p>
          </table:table-cell>
          <table:table-cell office:value-type="float" office:value="0.958333333333333" calcext:value-type="float">
            <text:p>0.95833333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834101382488479" calcext:value-type="float">
            <text:p>0.8341013825</text:p>
          </table:table-cell>
          <table:table-cell office:value-type="float" office:value="0.0808907066575778" calcext:value-type="float">
            <text:p>0.0808907067</text:p>
          </table:table-cell>
          <table:table-cell office:value-type="float" office:value="0.269788849388952" calcext:value-type="float">
            <text:p>0.2697888494</text:p>
          </table:table-cell>
          <table:table-cell office:value-type="float" office:value="18.3979328165375" calcext:value-type="float">
            <text:p>18.3979328165</text:p>
          </table:table-cell>
          <table:table-cell office:value-type="float" office:value="57.49056162424" calcext:value-type="float">
            <text:p>57.4905616242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14.9824367263255" calcext:value-type="float">
            <text:p>14.9824367263</text:p>
          </table:table-cell>
          <table:table-cell office:value-type="float" office:value="13.3116122524674" calcext:value-type="float">
            <text:p>13.3116122525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832357595906974" calcext:value-type="float">
            <text:p>0.8323575959</text:p>
          </table:table-cell>
          <table:table-cell office:value-type="float" office:value="0.739534014025966" calcext:value-type="float">
            <text:p>0.739534014</text:p>
          </table:table-cell>
          <table:table-cell office:value-type="float" office:value="23.9060675609855" calcext:value-type="float">
            <text:p>23.906067561</text:p>
          </table:table-cell>
          <table:table-cell office:value-type="float" office:value="1.32811486449919" calcext:value-type="float">
            <text:p>1.3281148645</text:p>
          </table:table-cell>
          <table:table-cell office:value-type="float" office:value="1525.66112241308" calcext:value-type="float">
            <text:p>1525.66112241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0491452991452991" calcext:value-type="float">
            <text:p>0.0491452991</text:p>
          </table:table-cell>
          <table:table-cell office:value-type="float" office:value="0.950854700854701" calcext:value-type="float">
            <text:p>0.950854700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906084656084656" calcext:value-type="float">
            <text:p>0.906084656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84291634291634" calcext:value-type="float">
            <text:p>0.8842916343</text:p>
          </table:table-cell>
          <table:table-cell office:value-type="float" office:value="0.919871794871795" calcext:value-type="float">
            <text:p>0.919871794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7995910020447" calcext:value-type="float">
            <text:p>0.0081799591</text:p>
          </table:table-cell>
          <table:table-cell office:value-type="float" office:value="0.00867615682437478" calcext:value-type="float">
            <text:p>0.0086761568</text:p>
          </table:table-cell>
          <table:table-cell office:value-type="float" office:value="1.86046511627906" calcext:value-type="float">
            <text:p>1.8604651163</text:p>
          </table:table-cell>
          <table:table-cell office:value-type="float" office:value="1.84884264009807" calcext:value-type="float">
            <text:p>1.8488426401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320602970096288" calcext:value-type="float">
            <text:p>0.3206029701</text:p>
          </table:table-cell>
          <table:table-cell office:value-type="float" office:value="27.9734460086966" calcext:value-type="float">
            <text:p>27.9734460087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178112761164605" calcext:value-type="float">
            <text:p>0.0178112761</text:p>
          </table:table-cell>
          <table:table-cell office:value-type="float" office:value="1.55408033381648" calcext:value-type="float">
            <text:p>1.5540803338</text:p>
          </table:table-cell>
          <table:table-cell office:value-type="float" office:value="27.9734460086966" calcext:value-type="float">
            <text:p>27.9734460087</text:p>
          </table:table-cell>
          <table:table-cell office:value-type="float" office:value="1.55408033381648" calcext:value-type="float">
            <text:p>1.5540803338</text:p>
          </table:table-cell>
          <table:table-cell office:value-type="float" office:value="1785.23711298465" calcext:value-type="float">
            <text:p>1785.23711298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6279069767442" calcext:value-type="float">
            <text:p>0.9162790698</text:p>
          </table:table-cell>
          <table:table-cell office:value-type="float" office:value="0.0445353328788911" calcext:value-type="float">
            <text:p>0.0445353329</text:p>
          </table:table-cell>
          <table:table-cell office:value-type="float" office:value="0.190868146834216" calcext:value-type="float">
            <text:p>0.1908681468</text:p>
          </table:table-cell>
          <table:table-cell office:value-type="float" office:value="10.1291989664083" calcext:value-type="float">
            <text:p>10.1291989664</text:p>
          </table:table-cell>
          <table:table-cell office:value-type="float" office:value="40.6729817875354" calcext:value-type="float">
            <text:p>40.6729817875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7.65151984821091" calcext:value-type="float">
            <text:p>7.6515198482</text:p>
          </table:table-cell>
          <table:table-cell office:value-type="float" office:value="20.642529130582" calcext:value-type="float">
            <text:p>20.6425291306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425084436011717" calcext:value-type="float">
            <text:p>0.425084436</text:p>
          </table:table-cell>
          <table:table-cell office:value-type="float" office:value="1.14680717392122" calcext:value-type="float">
            <text:p>1.1468071739</text:p>
          </table:table-cell>
          <table:table-cell office:value-type="float" office:value="25.939756784841" calcext:value-type="float">
            <text:p>25.9397567848</text:p>
          </table:table-cell>
          <table:table-cell office:value-type="float" office:value="1.44109759915784" calcext:value-type="float">
            <text:p>1.4410975992</text:p>
          </table:table-cell>
          <table:table-cell office:value-type="float" office:value="1655.44911769886" calcext:value-type="float">
            <text:p>1655.44911769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972222222222222" calcext:value-type="float">
            <text:p>0.9722222222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0.944444444444444" calcext:value-type="float">
            <text:p>0.9444444444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0445353328788911" calcext:value-type="float">
            <text:p>0.0445353329</text:p>
          </table:table-cell>
          <table:table-cell office:value-type="float" office:value="0.190868146834216" calcext:value-type="float">
            <text:p>0.1908681468</text:p>
          </table:table-cell>
          <table:table-cell office:value-type="float" office:value="10.1712506486767" calcext:value-type="float">
            <text:p>10.1712506487</text:p>
          </table:table-cell>
          <table:table-cell office:value-type="float" office:value="40.8653746941613" calcext:value-type="float">
            <text:p>40.8653746942</text:p>
          </table:table-cell>
          <table:table-cell office:value-type="float" office:value="28.0731501153496" calcext:value-type="float">
            <text:p>28.0731501153</text:p>
          </table:table-cell>
          <table:table-cell office:value-type="float" office:value="7.65151984821091" calcext:value-type="float">
            <text:p>7.6515198482</text:p>
          </table:table-cell>
          <table:table-cell office:value-type="float" office:value="20.4216302671387" calcext:value-type="float">
            <text:p>20.4216302671</text:p>
          </table:table-cell>
          <table:table-cell office:value-type="float" office:value="1.55961945085276" calcext:value-type="float">
            <text:p>1.5596194509</text:p>
          </table:table-cell>
          <table:table-cell office:value-type="float" office:value="0.425084436011717" calcext:value-type="float">
            <text:p>0.425084436</text:p>
          </table:table-cell>
          <table:table-cell office:value-type="float" office:value="1.13453501484104" calcext:value-type="float">
            <text:p>1.1345350148</text:p>
          </table:table-cell>
          <table:table-cell office:value-type="float" office:value="25.7111368843337" calcext:value-type="float">
            <text:p>25.7111368843</text:p>
          </table:table-cell>
          <table:table-cell office:value-type="float" office:value="1.42839649357409" calcext:value-type="float">
            <text:p>1.4283964936</text:p>
          </table:table-cell>
          <table:table-cell office:value-type="float" office:value="1639.29886496874" calcext:value-type="float">
            <text:p>1639.29886496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13675213675214" calcext:value-type="float">
            <text:p>0.0213675214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5117845117845" calcext:value-type="float">
            <text:p>0.9451178451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51" calcext:value-type="float">
            <text:p>26951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3008130081301" calcext:value-type="float">
            <text:p>0.0081300813</text:p>
          </table:table-cell>
          <table:table-cell office:value-type="float" office:value="0.00862325342910424" calcext:value-type="float">
            <text:p>0.0086232534</text:p>
          </table:table-cell>
          <table:table-cell office:value-type="float" office:value="1.85893931109896" calcext:value-type="float">
            <text:p>1.8589393111</text:p>
          </table:table-cell>
          <table:table-cell office:value-type="float" office:value="1.84852982995794" calcext:value-type="float">
            <text:p>1.84852983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0.300934029468803" calcext:value-type="float">
            <text:p>0.3009340295</text:p>
          </table:table-cell>
          <table:table-cell office:value-type="float" office:value="26.1241379595399" calcext:value-type="float">
            <text:p>26.1241379595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17702001733459" calcext:value-type="float">
            <text:p>0.0177020017</text:p>
          </table:table-cell>
          <table:table-cell office:value-type="float" office:value="1.53671399762" calcext:value-type="float">
            <text:p>1.5367139976</text:p>
          </table:table-cell>
          <table:table-cell office:value-type="float" office:value="26.1241379595399" calcext:value-type="float">
            <text:p>26.1241379595</text:p>
          </table:table-cell>
          <table:table-cell office:value-type="float" office:value="1.53671399762" calcext:value-type="float">
            <text:p>1.5367139976</text:p>
          </table:table-cell>
          <table:table-cell office:value-type="float" office:value="1665.20404147871" calcext:value-type="float">
            <text:p>1665.20404147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92" calcext:value-type="float">
            <text:p>27092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1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3008130081301" calcext:value-type="float">
            <text:p>0.0081300813</text:p>
          </table:table-cell>
          <table:table-cell office:value-type="float" office:value="0.00862325342910424" calcext:value-type="float">
            <text:p>0.0086232534</text:p>
          </table:table-cell>
          <table:table-cell office:value-type="float" office:value="1.85893931109896" calcext:value-type="float">
            <text:p>1.8589393111</text:p>
          </table:table-cell>
          <table:table-cell office:value-type="float" office:value="1.84852982995794" calcext:value-type="float">
            <text:p>1.84852983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0.300934029468803" calcext:value-type="float">
            <text:p>0.3009340295</text:p>
          </table:table-cell>
          <table:table-cell office:value-type="float" office:value="26.1241379595399" calcext:value-type="float">
            <text:p>26.1241379595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17702001733459" calcext:value-type="float">
            <text:p>0.0177020017</text:p>
          </table:table-cell>
          <table:table-cell office:value-type="float" office:value="1.53671399762" calcext:value-type="float">
            <text:p>1.5367139976</text:p>
          </table:table-cell>
          <table:table-cell office:value-type="float" office:value="26.1241379595399" calcext:value-type="float">
            <text:p>26.1241379595</text:p>
          </table:table-cell>
          <table:table-cell office:value-type="float" office:value="1.53671399762" calcext:value-type="float">
            <text:p>1.5367139976</text:p>
          </table:table-cell>
          <table:table-cell office:value-type="float" office:value="1665.20404147871" calcext:value-type="float">
            <text:p>1665.20404147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92" calcext:value-type="float">
            <text:p>27092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0641055133808757" calcext:value-type="float">
            <text:p>0.0641055134</text:p>
          </table:table-cell>
          <table:table-cell office:value-type="float" office:value="0.169821811758798" calcext:value-type="float">
            <text:p>0.1698218118</text:p>
          </table:table-cell>
          <table:table-cell office:value-type="float" office:value="14.5802772294178" calcext:value-type="float">
            <text:p>14.5802772294</text:p>
          </table:table-cell>
          <table:table-cell office:value-type="float" office:value="36.1881202880399" calcext:value-type="float">
            <text:p>36.188120288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3.4371203067818" calcext:value-type="float">
            <text:p>3.4371203068</text:p>
          </table:table-cell>
          <table:table-cell office:value-type="float" office:value="24.8569286720111" calcext:value-type="float">
            <text:p>24.856928672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190951128154544" calcext:value-type="float">
            <text:p>0.1909511282</text:p>
          </table:table-cell>
          <table:table-cell office:value-type="float" office:value="1.3809404817784" calcext:value-type="float">
            <text:p>1.3809404818</text:p>
          </table:table-cell>
          <table:table-cell office:value-type="float" office:value="24.9664750221349" calcext:value-type="float">
            <text:p>24.9664750221</text:p>
          </table:table-cell>
          <table:table-cell office:value-type="float" office:value="1.38702639011861" calcext:value-type="float">
            <text:p>1.3870263901</text:p>
          </table:table-cell>
          <table:table-cell office:value-type="float" office:value="1593.33525716005" calcext:value-type="float">
            <text:p>1593.33525716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13675213675214" calcext:value-type="float">
            <text:p>0.0213675214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4832944832945" calcext:value-type="float">
            <text:p>0.9448329448</text:p>
          </table:table-cell>
          <table:table-cell office:value-type="float" office:value="0.990675990675991" calcext:value-type="float">
            <text:p>0.9906759907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295222758991" calcext:value-type="float">
            <text:p>0.0150295223</text:p>
          </table:table-cell>
          <table:table-cell office:value-type="float" office:value="0.0644130599047147" calcext:value-type="float">
            <text:p>0.0644130599</text:p>
          </table:table-cell>
          <table:table-cell office:value-type="float" office:value="3.41834250833239" calcext:value-type="float">
            <text:p>3.4183425083</text:p>
          </table:table-cell>
          <table:table-cell office:value-type="float" office:value="13.7260787398929" calcext:value-type="float">
            <text:p>13.726078739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691216907830897" calcext:value-type="float">
            <text:p>0.6912169078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384009393239387" calcext:value-type="float">
            <text:p>0.0384009393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1761.58490524351" calcext:value-type="float">
            <text:p>1761.58490524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295222758991" calcext:value-type="float">
            <text:p>0.0150295223</text:p>
          </table:table-cell>
          <table:table-cell office:value-type="float" office:value="0.0644130599047147" calcext:value-type="float">
            <text:p>0.0644130599</text:p>
          </table:table-cell>
          <table:table-cell office:value-type="float" office:value="3.41834250833239" calcext:value-type="float">
            <text:p>3.4183425083</text:p>
          </table:table-cell>
          <table:table-cell office:value-type="float" office:value="13.7260787398929" calcext:value-type="float">
            <text:p>13.726078739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691216907830897" calcext:value-type="float">
            <text:p>0.6912169078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384009393239387" calcext:value-type="float">
            <text:p>0.0384009393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1761.58490524351" calcext:value-type="float">
            <text:p>1761.58490524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6279069767442" calcext:value-type="float">
            <text:p>0.9162790698</text:p>
          </table:table-cell>
          <table:table-cell office:value-type="float" office:value="0.0272985200521432" calcext:value-type="float">
            <text:p>0.0272985201</text:p>
          </table:table-cell>
          <table:table-cell office:value-type="float" office:value="0.128132900000478" calcext:value-type="float">
            <text:p>0.1281329</text:p>
          </table:table-cell>
          <table:table-cell office:value-type="float" office:value="6.20882618860374" calcext:value-type="float">
            <text:p>6.2088261886</text:p>
          </table:table-cell>
          <table:table-cell office:value-type="float" office:value="27.3044360441671" calcext:value-type="float">
            <text:p>27.3044360442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1.68672951683858" calcext:value-type="float">
            <text:p>1.6867295168</text:p>
          </table:table-cell>
          <table:table-cell office:value-type="float" office:value="26.6073194619543" calcext:value-type="float">
            <text:p>26.607319462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937071953799213" calcext:value-type="float">
            <text:p>0.0937071954</text:p>
          </table:table-cell>
          <table:table-cell office:value-type="float" office:value="1.47818441455302" calcext:value-type="float">
            <text:p>1.4781844146</text:p>
          </table:table-cell>
          <table:table-cell office:value-type="float" office:value="26.7168658120781" calcext:value-type="float">
            <text:p>26.7168658121</text:p>
          </table:table-cell>
          <table:table-cell office:value-type="float" office:value="1.48427032289323" calcext:value-type="float">
            <text:p>1.4842703229</text:p>
          </table:table-cell>
          <table:table-cell office:value-type="float" office:value="1705.04343210073" calcext:value-type="float">
            <text:p>1705.0434321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972222222222222" calcext:value-type="float">
            <text:p>0.9722222222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2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834101382488479" calcext:value-type="float">
            <text:p>0.8341013825</text:p>
          </table:table-cell>
          <table:table-cell office:value-type="float" office:value="0.0641055133808757" calcext:value-type="float">
            <text:p>0.0641055134</text:p>
          </table:table-cell>
          <table:table-cell office:value-type="float" office:value="0.23070551226892" calcext:value-type="float">
            <text:p>0.2307055123</text:p>
          </table:table-cell>
          <table:table-cell office:value-type="float" office:value="14.5802772294178" calcext:value-type="float">
            <text:p>14.5802772294</text:p>
          </table:table-cell>
          <table:table-cell office:value-type="float" office:value="49.1621114074531" calcext:value-type="float">
            <text:p>49.1621114075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10.5966226006086" calcext:value-type="float">
            <text:p>10.5966226006</text:p>
          </table:table-cell>
          <table:table-cell office:value-type="float" office:value="17.6974263781843" calcext:value-type="float">
            <text:p>17.6974263782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588701255589368" calcext:value-type="float">
            <text:p>0.5887012556</text:p>
          </table:table-cell>
          <table:table-cell office:value-type="float" office:value="0.983190354343572" calcext:value-type="float">
            <text:p>0.9831903543</text:p>
          </table:table-cell>
          <table:table-cell office:value-type="float" office:value="24.6654634984312" calcext:value-type="float">
            <text:p>24.6654634984</text:p>
          </table:table-cell>
          <table:table-cell office:value-type="float" office:value="1.37030352769062" calcext:value-type="float">
            <text:p>1.3703035277</text:p>
          </table:table-cell>
          <table:table-cell office:value-type="float" office:value="1574.12500528816" calcext:value-type="float">
            <text:p>1574.125005288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0491452991452991" calcext:value-type="float">
            <text:p>0.0491452991</text:p>
          </table:table-cell>
          <table:table-cell office:value-type="float" office:value="0.950854700854701" calcext:value-type="float">
            <text:p>0.950854700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906084656084656" calcext:value-type="float">
            <text:p>0.906084656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84291634291634" calcext:value-type="float">
            <text:p>0.8842916343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295222758991" calcext:value-type="float">
            <text:p>0.0150295223</text:p>
          </table:table-cell>
          <table:table-cell office:value-type="float" office:value="0.0644130599047147" calcext:value-type="float">
            <text:p>0.0644130599</text:p>
          </table:table-cell>
          <table:table-cell office:value-type="float" office:value="3.41834250833239" calcext:value-type="float">
            <text:p>3.4183425083</text:p>
          </table:table-cell>
          <table:table-cell office:value-type="float" office:value="13.7260787398929" calcext:value-type="float">
            <text:p>13.726078739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691216907830897" calcext:value-type="float">
            <text:p>0.6912169078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384009393239387" calcext:value-type="float">
            <text:p>0.0384009393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1761.58490524351" calcext:value-type="float">
            <text:p>1761.58490524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29522275899" calcext:value-type="float">
            <text:p>0.0150295223</text:p>
          </table:table-cell>
          <table:table-cell office:value-type="float" office:value="0.0644130599047147" calcext:value-type="float">
            <text:p>0.0644130599</text:p>
          </table:table-cell>
          <table:table-cell office:value-type="float" office:value="3.41834250833239" calcext:value-type="float">
            <text:p>3.4183425083</text:p>
          </table:table-cell>
          <table:table-cell office:value-type="float" office:value="13.7260787398929" calcext:value-type="float">
            <text:p>13.726078739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691216907830897" calcext:value-type="float">
            <text:p>0.6912169078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384009393239387" calcext:value-type="float">
            <text:p>0.0384009393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27.602832070962" calcext:value-type="float">
            <text:p>27.602832071</text:p>
          </table:table-cell>
          <table:table-cell office:value-type="float" office:value="1.533490670609" calcext:value-type="float">
            <text:p>1.5334906706</text:p>
          </table:table-cell>
          <table:table-cell office:value-type="float" office:value="1761.58490524351" calcext:value-type="float">
            <text:p>1761.58490524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0272985200521432" calcext:value-type="float">
            <text:p>0.0272985201</text:p>
          </table:table-cell>
          <table:table-cell office:value-type="float" office:value="0.128132900000478" calcext:value-type="float">
            <text:p>0.1281329</text:p>
          </table:table-cell>
          <table:table-cell office:value-type="float" office:value="6.23460232223571" calcext:value-type="float">
            <text:p>6.2346023222</text:p>
          </table:table-cell>
          <table:table-cell office:value-type="float" office:value="27.4335925402843" calcext:value-type="float">
            <text:p>27.4335925403</text:p>
          </table:table-cell>
          <table:table-cell office:value-type="float" office:value="28.0731501153496" calcext:value-type="float">
            <text:p>28.0731501153</text:p>
          </table:table-cell>
          <table:table-cell office:value-type="float" office:value="1.68672951683858" calcext:value-type="float">
            <text:p>1.6867295168</text:p>
          </table:table-cell>
          <table:table-cell office:value-type="float" office:value="26.386420598511" calcext:value-type="float">
            <text:p>26.3864205985</text:p>
          </table:table-cell>
          <table:table-cell office:value-type="float" office:value="1.55961945085276" calcext:value-type="float">
            <text:p>1.5596194509</text:p>
          </table:table-cell>
          <table:table-cell office:value-type="float" office:value="0.0937071953799213" calcext:value-type="float">
            <text:p>0.0937071954</text:p>
          </table:table-cell>
          <table:table-cell office:value-type="float" office:value="1.46591225547284" calcext:value-type="float">
            <text:p>1.4659122555</text:p>
          </table:table-cell>
          <table:table-cell office:value-type="float" office:value="26.4882459115708" calcext:value-type="float">
            <text:p>26.4882459116</text:p>
          </table:table-cell>
          <table:table-cell office:value-type="float" office:value="1.47156921730949" calcext:value-type="float">
            <text:p>1.4715692173</text:p>
          </table:table-cell>
          <table:table-cell office:value-type="float" office:value="1688.84603015392" calcext:value-type="float">
            <text:p>1688.84603015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13675213675214" calcext:value-type="float">
            <text:p>0.0213675214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5117845117845" calcext:value-type="float">
            <text:p>0.9451178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6967" calcext:value-type="float">
            <text:p>26967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346889373033" calcext:value-type="float">
            <text:p>0.0157346889</text:p>
          </table:table-cell>
          <table:table-cell office:value-type="float" office:value="0.0662746622961658" calcext:value-type="float">
            <text:p>0.0662746623</text:p>
          </table:table-cell>
          <table:table-cell office:value-type="float" office:value="3.59772931305645" calcext:value-type="float">
            <text:p>3.5977293131</text:p>
          </table:table-cell>
          <table:table-cell office:value-type="float" office:value="14.2070149314373" calcext:value-type="float">
            <text:p>14.2070149314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0.684610410210838" calcext:value-type="float">
            <text:p>0.6846104102</text:p>
          </table:table-cell>
          <table:table-cell office:value-type="float" office:value="25.7404615787979" calcext:value-type="float">
            <text:p>25.7404615788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402712006006375" calcext:value-type="float">
            <text:p>0.0402712006</text:p>
          </table:table-cell>
          <table:table-cell office:value-type="float" office:value="1.51414479875282" calcext:value-type="float">
            <text:p>1.5141447988</text:p>
          </table:table-cell>
          <table:table-cell office:value-type="float" office:value="25.7404615787979" calcext:value-type="float">
            <text:p>25.7404615788</text:p>
          </table:table-cell>
          <table:table-cell office:value-type="float" office:value="1.51414479875282" calcext:value-type="float">
            <text:p>1.5141447988</text:p>
          </table:table-cell>
          <table:table-cell office:value-type="float" office:value="1640.74775278428" calcext:value-type="float">
            <text:p>1640.74775278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8" calcext:value-type="float">
            <text:p>27108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3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7258936496409" calcext:value-type="float">
            <text:p>0.0287258936</text:p>
          </table:table-cell>
          <table:table-cell office:value-type="float" office:value="0.0936813438259583" calcext:value-type="float">
            <text:p>0.0936813438</text:p>
          </table:table-cell>
          <table:table-cell office:value-type="float" office:value="6.56816223306716" calcext:value-type="float">
            <text:p>6.5681622331</text:p>
          </table:table-cell>
          <table:table-cell office:value-type="float" office:value="20.0820676321952" calcext:value-type="float">
            <text:p>20.0820676322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1.26808329279151" calcext:value-type="float">
            <text:p>1.2680832928</text:p>
          </table:table-cell>
          <table:table-cell office:value-type="float" office:value="25.1569886962172" calcext:value-type="float">
            <text:p>25.1569886962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745931348700887" calcext:value-type="float">
            <text:p>0.0745931349</text:p>
          </table:table-cell>
          <table:table-cell office:value-type="float" office:value="1.47982286448337" calcext:value-type="float">
            <text:p>1.4798228645</text:p>
          </table:table-cell>
          <table:table-cell office:value-type="float" office:value="25.1569886962172" calcext:value-type="float">
            <text:p>25.1569886962</text:p>
          </table:table-cell>
          <table:table-cell office:value-type="float" office:value="1.47982286448337" calcext:value-type="float">
            <text:p>1.4798228645</text:p>
          </table:table-cell>
          <table:table-cell office:value-type="float" office:value="1603.5560412847" calcext:value-type="float">
            <text:p>1603.55604128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8" calcext:value-type="float">
            <text:p>27108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0533185738665191" calcext:value-type="float">
            <text:p>0.0533185739</text:p>
          </table:table-cell>
          <table:table-cell office:value-type="float" office:value="0.149173001434648" calcext:value-type="float">
            <text:p>0.1491730014</text:p>
          </table:table-cell>
          <table:table-cell office:value-type="float" office:value="12.1268756375478" calcext:value-type="float">
            <text:p>12.1268756375</text:p>
          </table:table-cell>
          <table:table-cell office:value-type="float" office:value="31.7879691880352" calcext:value-type="float">
            <text:p>31.787969188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2.76270947745989" calcext:value-type="float">
            <text:p>2.7627094775</text:p>
          </table:table-cell>
          <table:table-cell office:value-type="float" office:value="25.531339501333" calcext:value-type="float">
            <text:p>25.5313395013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153483859858883" calcext:value-type="float">
            <text:p>0.1534838599</text:p>
          </table:table-cell>
          <table:table-cell office:value-type="float" office:value="1.41840775007406" calcext:value-type="float">
            <text:p>1.4184077501</text:p>
          </table:table-cell>
          <table:table-cell office:value-type="float" office:value="25.531339501333" calcext:value-type="float">
            <text:p>25.5313395013</text:p>
          </table:table-cell>
          <table:table-cell office:value-type="float" office:value="1.41840775007406" calcext:value-type="float">
            <text:p>1.4184077501</text:p>
          </table:table-cell>
          <table:table-cell office:value-type="float" office:value="1629.38433855523" calcext:value-type="float">
            <text:p>1629.38433855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13675213675214" calcext:value-type="float">
            <text:p>0.0213675214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4832944832945" calcext:value-type="float">
            <text:p>0.9448329448</text:p>
          </table:table-cell>
          <table:table-cell office:value-type="float" office:value="0.995337995337995" calcext:value-type="float">
            <text:p>0.995337995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996402379964" calcext:value-type="float">
            <text:p>0.0237996402</text:p>
          </table:table-cell>
          <table:table-cell office:value-type="float" office:value="0.0670605040476734" calcext:value-type="float">
            <text:p>0.067060504</text:p>
          </table:table-cell>
          <table:table-cell office:value-type="float" office:value="5.41303445413035" calcext:value-type="float">
            <text:p>5.4130344541</text:p>
          </table:table-cell>
          <table:table-cell office:value-type="float" office:value="14.2902349346068" calcext:value-type="float">
            <text:p>14.2902349346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1.02919306932479" calcext:value-type="float">
            <text:p>1.0291930693</text:p>
          </table:table-cell>
          <table:table-cell office:value-type="float" office:value="27.2648559094681" calcext:value-type="float">
            <text:p>27.2648559095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571773927402659" calcext:value-type="float">
            <text:p>0.0571773927</text:p>
          </table:table-cell>
          <table:table-cell office:value-type="float" office:value="1.51471421719267" calcext:value-type="float">
            <text:p>1.5147142172</text:p>
          </table:table-cell>
          <table:table-cell office:value-type="float" office:value="27.2648559094681" calcext:value-type="float">
            <text:p>27.2648559095</text:p>
          </table:table-cell>
          <table:table-cell office:value-type="float" office:value="1.51471421719267" calcext:value-type="float">
            <text:p>1.5147142172</text:p>
          </table:table-cell>
          <table:table-cell office:value-type="float" office:value="1740.01560746678" calcext:value-type="float">
            <text:p>1740.01560746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996402379964" calcext:value-type="float">
            <text:p>0.0237996402</text:p>
          </table:table-cell>
          <table:table-cell office:value-type="float" office:value="0.0670605040476734" calcext:value-type="float">
            <text:p>0.067060504</text:p>
          </table:table-cell>
          <table:table-cell office:value-type="float" office:value="5.41303445413035" calcext:value-type="float">
            <text:p>5.4130344541</text:p>
          </table:table-cell>
          <table:table-cell office:value-type="float" office:value="14.2902349346068" calcext:value-type="float">
            <text:p>14.2902349346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1.02919306932479" calcext:value-type="float">
            <text:p>1.0291930693</text:p>
          </table:table-cell>
          <table:table-cell office:value-type="float" office:value="27.2648559094681" calcext:value-type="float">
            <text:p>27.2648559095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571773927402659" calcext:value-type="float">
            <text:p>0.0571773927</text:p>
          </table:table-cell>
          <table:table-cell office:value-type="float" office:value="1.51471421719267" calcext:value-type="float">
            <text:p>1.5147142172</text:p>
          </table:table-cell>
          <table:table-cell office:value-type="float" office:value="27.2648559094681" calcext:value-type="float">
            <text:p>27.2648559095</text:p>
          </table:table-cell>
          <table:table-cell office:value-type="float" office:value="1.51471421719267" calcext:value-type="float">
            <text:p>1.5147142172</text:p>
          </table:table-cell>
          <table:table-cell office:value-type="float" office:value="1740.01560746678" calcext:value-type="float">
            <text:p>1740.015607466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199068308657" calcext:value-type="float">
            <text:p>0.0164199068</text:p>
          </table:table-cell>
          <table:table-cell office:value-type="float" office:value="0.0770712212954308" calcext:value-type="float">
            <text:p>0.0770712213</text:p>
          </table:table-cell>
          <table:table-cell office:value-type="float" office:value="3.73457415827598" calcext:value-type="float">
            <text:p>3.7345741583</text:p>
          </table:table-cell>
          <table:table-cell office:value-type="float" office:value="16.423465266915" calcext:value-type="float">
            <text:p>16.423465266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800524760593547" calcext:value-type="float">
            <text:p>0.8005247606</text:p>
          </table:table-cell>
          <table:table-cell office:value-type="float" office:value="27.4935242181994" calcext:value-type="float">
            <text:p>27.4935242182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444735978107526" calcext:value-type="float">
            <text:p>0.0444735978</text:p>
          </table:table-cell>
          <table:table-cell office:value-type="float" office:value="1.52741801212219" calcext:value-type="float">
            <text:p>1.5274180121</text:p>
          </table:table-cell>
          <table:table-cell office:value-type="float" office:value="27.4935242181994" calcext:value-type="float">
            <text:p>27.4935242182</text:p>
          </table:table-cell>
          <table:table-cell office:value-type="float" office:value="1.52741801212219" calcext:value-type="float">
            <text:p>1.5274180121</text:p>
          </table:table-cell>
          <table:table-cell office:value-type="float" office:value="1754.60898831744" calcext:value-type="float">
            <text:p>1754.60898831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0" calcext:value-type="float">
            <text:p>0</text:p>
          </table:table-cell>
          <table:table-cell office:value-type="float" office:value="0.834101382488479" calcext:value-type="float">
            <text:p>0.8341013825</text:p>
          </table:table-cell>
          <table:table-cell office:value-type="float" office:value="0.0680780406807804" calcext:value-type="float">
            <text:p>0.0680780407</text:p>
          </table:table-cell>
          <table:table-cell office:value-type="float" office:value="0.199882256065765" calcext:value-type="float">
            <text:p>0.1998822561</text:p>
          </table:table-cell>
          <table:table-cell office:value-type="float" office:value="15.4837962292566" calcext:value-type="float">
            <text:p>15.4837962293</text:p>
          </table:table-cell>
          <table:table-cell office:value-type="float" office:value="42.5938402790474" calcext:value-type="float">
            <text:p>42.593840279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4.34168568311532" calcext:value-type="float">
            <text:p>4.3416856831</text:p>
          </table:table-cell>
          <table:table-cell office:value-type="float" office:value="23.9523632956776" calcext:value-type="float">
            <text:p>23.9523632957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241204760173073" calcext:value-type="float">
            <text:p>0.2412047602</text:p>
          </table:table-cell>
          <table:table-cell office:value-type="float" office:value="1.33068684975987" calcext:value-type="float">
            <text:p>1.3306868498</text:p>
          </table:table-cell>
          <table:table-cell office:value-type="float" office:value="24.5331506341568" calcext:value-type="float">
            <text:p>24.5331506342</text:p>
          </table:table-cell>
          <table:table-cell office:value-type="float" office:value="1.36295281300871" calcext:value-type="float">
            <text:p>1.362952813</text:p>
          </table:table-cell>
          <table:table-cell office:value-type="float" office:value="1565.68093172802" calcext:value-type="float">
            <text:p>1565.6809317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1" calcext:value-type="float">
            <text:p>1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0491452991452991" calcext:value-type="float">
            <text:p>0.0491452991</text:p>
          </table:table-cell>
          <table:table-cell office:value-type="float" office:value="0.950854700854701" calcext:value-type="float">
            <text:p>0.950854700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906084656084656" calcext:value-type="float">
            <text:p>0.9060846561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884291634291634" calcext:value-type="float">
            <text:p>0.8842916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4017342373507" calcext:value-type="float">
            <text:p>0.0090401734</text:p>
          </table:table-cell>
          <table:table-cell office:value-type="float" office:value="0.0387440945628608" calcext:value-type="float">
            <text:p>0.0387440946</text:p>
          </table:table-cell>
          <table:table-cell office:value-type="float" office:value="2.0561138624216" calcext:value-type="float">
            <text:p>2.0561138624</text:p>
          </table:table-cell>
          <table:table-cell office:value-type="float" office:value="8.25615944130545" calcext:value-type="float">
            <text:p>8.2561594413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386237297744848" calcext:value-type="float">
            <text:p>0.3862372977</text:p>
          </table:table-cell>
          <table:table-cell office:value-type="float" office:value="27.9078116810481" calcext:value-type="float">
            <text:p>27.907811681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214576276524916" calcext:value-type="float">
            <text:p>0.0214576277</text:p>
          </table:table-cell>
          <table:table-cell office:value-type="float" office:value="1.55043398228045" calcext:value-type="float">
            <text:p>1.5504339823</text:p>
          </table:table-cell>
          <table:table-cell office:value-type="float" office:value="27.9078116810481" calcext:value-type="float">
            <text:p>27.907811681</text:p>
          </table:table-cell>
          <table:table-cell office:value-type="float" office:value="1.55043398228045" calcext:value-type="float">
            <text:p>1.5504339823</text:p>
          </table:table-cell>
          <table:table-cell office:value-type="float" office:value="1781.0483963865" calcext:value-type="float">
            <text:p>1781.04839638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199068308657" calcext:value-type="float">
            <text:p>0.0164199068</text:p>
          </table:table-cell>
          <table:table-cell office:value-type="float" office:value="0.0547641126405967" calcext:value-type="float">
            <text:p>0.0547641126</text:p>
          </table:table-cell>
          <table:table-cell office:value-type="float" office:value="3.73457415827598" calcext:value-type="float">
            <text:p>3.7345741583</text:p>
          </table:table-cell>
          <table:table-cell office:value-type="float" office:value="11.6699396572243" calcext:value-type="float">
            <text:p>11.6699396572</text:p>
          </table:table-cell>
          <table:table-cell office:value-type="float" office:value="28.2940489787929" calcext:value-type="float">
            <text:p>28.2940489788</text:p>
          </table:table-cell>
          <table:table-cell office:value-type="float" office:value="0.707715183534817" calcext:value-type="float">
            <text:p>0.7077151835</text:p>
          </table:table-cell>
          <table:table-cell office:value-type="float" office:value="27.5863337952581" calcext:value-type="float">
            <text:p>27.5863337953</text:p>
          </table:table-cell>
          <table:table-cell office:value-type="float" office:value="1.57189160993294" calcext:value-type="float">
            <text:p>1.5718916099</text:p>
          </table:table-cell>
          <table:table-cell office:value-type="float" office:value="0.0393175101963787" calcext:value-type="float">
            <text:p>0.0393175102</text:p>
          </table:table-cell>
          <table:table-cell office:value-type="float" office:value="1.53257409973656" calcext:value-type="float">
            <text:p>1.5325740997</text:p>
          </table:table-cell>
          <table:table-cell office:value-type="float" office:value="27.5863337952581" calcext:value-type="float">
            <text:p>27.5863337953</text:p>
          </table:table-cell>
          <table:table-cell office:value-type="float" office:value="1.53257409973656" calcext:value-type="float">
            <text:p>1.5325740997</text:p>
          </table:table-cell>
          <table:table-cell office:value-type="float" office:value="1760.53200192664" calcext:value-type="float">
            <text:p>1760.53200192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5.55555555555556" calcext:value-type="float">
            <text:p>5.5555555556</text:p>
          </table:table-cell>
          <table:table-cell office:value-type="float" office:value="0" calcext:value-type="float">
            <text:p>0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0237996402379964" calcext:value-type="float">
            <text:p>0.0237996402</text:p>
          </table:table-cell>
          <table:table-cell office:value-type="float" office:value="0.115411033090862" calcext:value-type="float">
            <text:p>0.1154110331</text:p>
          </table:table-cell>
          <table:table-cell office:value-type="float" office:value="5.43550683380499" calcext:value-type="float">
            <text:p>5.4355068338</text:p>
          </table:table-cell>
          <table:table-cell office:value-type="float" office:value="24.7098072115448" calcext:value-type="float">
            <text:p>24.7098072115</text:p>
          </table:table-cell>
          <table:table-cell office:value-type="float" office:value="28.0731501153496" calcext:value-type="float">
            <text:p>28.0731501153</text:p>
          </table:table-cell>
          <table:table-cell office:value-type="float" office:value="1.38398835724129" calcext:value-type="float">
            <text:p>1.3839883572</text:p>
          </table:table-cell>
          <table:table-cell office:value-type="float" office:value="26.6891617581083" calcext:value-type="float">
            <text:p>26.6891617581</text:p>
          </table:table-cell>
          <table:table-cell office:value-type="float" office:value="1.55961945085276" calcext:value-type="float">
            <text:p>1.5596194509</text:p>
          </table:table-cell>
          <table:table-cell office:value-type="float" office:value="0.0768882420689603" calcext:value-type="float">
            <text:p>0.0768882421</text:p>
          </table:table-cell>
          <table:table-cell office:value-type="float" office:value="1.4827312087838" calcext:value-type="float">
            <text:p>1.4827312088</text:p>
          </table:table-cell>
          <table:table-cell office:value-type="float" office:value="26.6891617581083" calcext:value-type="float">
            <text:p>26.6891617581</text:p>
          </table:table-cell>
          <table:table-cell office:value-type="float" office:value="1.4827312087838" calcext:value-type="float">
            <text:p>1.4827312088</text:p>
          </table:table-cell>
          <table:table-cell office:value-type="float" office:value="1701.65608677121" calcext:value-type="float">
            <text:p>1701.65608677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769230769230769" calcext:value-type="float">
            <text:p>0.0769230769</text:p>
          </table:table-cell>
          <table:table-cell office:value-type="float" office:value="1" calcext:value-type="float">
            <text:p>1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0213675213675214" calcext:value-type="float">
            <text:p>0.0213675214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953703703703704" calcext:value-type="float">
            <text:p>0.9537037037</text:p>
          </table:table-cell>
          <table:table-cell office:value-type="float" office:value="0.944444444444444" calcext:value-type="float">
            <text:p>0.9444444444</text:p>
          </table:table-cell>
          <table:table-cell office:value-type="float" office:value="0.945117845117845" calcext:value-type="float">
            <text:p>0.9451178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3" calcext:value-type="float">
            <text:p>26983</text:p>
          </table:table-cell>
          <table:table-cell office:value-type="float" office:value="24997" calcext:value-type="float">
            <text:p>24997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781984080761" calcext:value-type="float">
            <text:p>0.0172781984</text:p>
          </table:table-cell>
          <table:table-cell office:value-type="float" office:value="0.0563479370042274" calcext:value-type="float">
            <text:p>0.056347937</text:p>
          </table:table-cell>
          <table:table-cell office:value-type="float" office:value="3.95065203622604" calcext:value-type="float">
            <text:p>3.9506520362</text:p>
          </table:table-cell>
          <table:table-cell office:value-type="float" office:value="12.0790654322362" calcext:value-type="float">
            <text:p>12.0790654322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0.703744078239767" calcext:value-type="float">
            <text:p>0.7037440782</text:p>
          </table:table-cell>
          <table:table-cell office:value-type="float" office:value="25.721327910769" calcext:value-type="float">
            <text:p>25.7213279108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413967104846922" calcext:value-type="float">
            <text:p>0.0413967105</text:p>
          </table:table-cell>
          <table:table-cell office:value-type="float" office:value="1.51301928886876" calcext:value-type="float">
            <text:p>1.5130192889</text:p>
          </table:table-cell>
          <table:table-cell office:value-type="float" office:value="25.721327910769" calcext:value-type="float">
            <text:p>25.7213279108</text:p>
          </table:table-cell>
          <table:table-cell office:value-type="float" office:value="1.51301928886876" calcext:value-type="float">
            <text:p>1.5130192889</text:p>
          </table:table-cell>
          <table:table-cell office:value-type="float" office:value="1639.52813507367" calcext:value-type="float">
            <text:p>1639.52813507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24" calcext:value-type="float">
            <text:p>27124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5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080186098777070000</text:p>
          </table:table-cell>
          <table:table-cell office:value-type="float" office:value="20170417.1734" calcext:value-type="float">
            <text:p>20170417.173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0922151038633" calcext:value-type="float">
            <text:p>0.0250922151</text:p>
          </table:table-cell>
          <table:table-cell office:value-type="float" office:value="0.0887417883378259" calcext:value-type="float">
            <text:p>0.0887417883</text:p>
          </table:table-cell>
          <table:table-cell office:value-type="float" office:value="5.73732332227209" calcext:value-type="float">
            <text:p>5.7373233223</text:p>
          </table:table-cell>
          <table:table-cell office:value-type="float" office:value="19.0231963208491" calcext:value-type="float">
            <text:p>19.0231963208</text:p>
          </table:table-cell>
          <table:table-cell office:value-type="float" office:value="26.4250719890087" calcext:value-type="float">
            <text:p>26.425071989</text:p>
          </table:table-cell>
          <table:table-cell office:value-type="float" office:value="1.11803619127579" calcext:value-type="float">
            <text:p>1.1180361913</text:p>
          </table:table-cell>
          <table:table-cell office:value-type="float" office:value="25.3070357977329" calcext:value-type="float">
            <text:p>25.3070357977</text:p>
          </table:table-cell>
          <table:table-cell office:value-type="float" office:value="1.55441599935346" calcext:value-type="float">
            <text:p>1.5544159994</text:p>
          </table:table-cell>
          <table:table-cell office:value-type="float" office:value="0.0657668347809288" calcext:value-type="float">
            <text:p>0.0657668348</text:p>
          </table:table-cell>
          <table:table-cell office:value-type="float" office:value="1.48864916457253" calcext:value-type="float">
            <text:p>1.4886491646</text:p>
          </table:table-cell>
          <table:table-cell office:value-type="float" office:value="25.3070357977329" calcext:value-type="float">
            <text:p>25.3070357977</text:p>
          </table:table-cell>
          <table:table-cell office:value-type="float" office:value="1.48864916457253" calcext:value-type="float">
            <text:p>1.4886491646</text:p>
          </table:table-cell>
          <table:table-cell office:value-type="float" office:value="1613.12033926242" calcext:value-type="float">
            <text:p>1613.12033926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124" calcext:value-type="float">
            <text:p>27124</text:p>
          </table:table-cell>
          <table:table-cell office:value-type="float" office:value="25138" calcext:value-type="float">
            <text:p>25138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12"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Precision 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edia Ponderada AUC</text:p>
          </table:table-cell>
          <table:table-cell office:value-type="string" calcext:value-type="string">
            <text:p>F-measure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1" office:value-type="string" calcext:value-type="string">
            <text:p>MEDIA k1</text:p>
          </table:table-cell>
          <table:table-cell table:formula="of:=AVERAGE([.M2:.M11])" office:value-type="float" office:value="95" calcext:value-type="float">
            <text:p>95</text:p>
          </table:table-cell>
          <table:table-cell table:formula="of:=AVERAGE([.P2:.P11])" office:value-type="float" office:value="0.924172126690021" calcext:value-type="float">
            <text:p>0.9241721267</text:p>
          </table:table-cell>
          <table:table-cell table:formula="of:=AVERAGE([.R2:.R11])" office:value-type="float" office:value="0.1398225807848" calcext:value-type="float">
            <text:p>0.1398225808</text:p>
          </table:table-cell>
          <table:table-cell table:formula="of:=AVERAGE([.AW2:.AW11])" office:value-type="float" office:value="0.962004662004662" calcext:value-type="float">
            <text:p>0.962004662</text:p>
          </table:table-cell>
          <table:table-cell table:formula="of:=AVERAGE([.AN2:.AN11])" office:value-type="float" office:value="0.951048951048951" calcext:value-type="float">
            <text:p>0.951048951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1" office:value-type="string" calcext:value-type="string">
            <text:p>MEDIA k3</text:p>
          </table:table-cell>
          <table:table-cell table:style-name="ce3" table:formula="of:=AVERAGE([.M12:.M21])" office:value-type="float" office:value="97.2222222222222" calcext:value-type="float">
            <text:p>97.2222222222</text:p>
          </table:table-cell>
          <table:table-cell table:style-name="ce3" table:formula="of:=AVERAGE([.P12:.P21])" office:value-type="float" office:value="0.958254007666907" calcext:value-type="float">
            <text:p>0.9582540077</text:p>
          </table:table-cell>
          <table:table-cell table:style-name="ce3" table:formula="of:=AVERAGE([.R12:.R21])" office:value-type="float" office:value="0.107440136976966" calcext:value-type="float">
            <text:p>0.107440137</text:p>
          </table:table-cell>
          <table:table-cell table:style-name="ce3" table:formula="of:=AVERAGE([.AW12:.AW21])" office:value-type="float" office:value="0.994900932400932" calcext:value-type="float">
            <text:p>0.9949009324</text:p>
          </table:table-cell>
          <table:table-cell table:style-name="ce3" table:formula="of:=AVERAGE([.AN12:.AN21])" office:value-type="float" office:value="0.975524475524476" calcext:value-type="float">
            <text:p>0.9755244755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1" office:value-type="string" calcext:value-type="string">
            <text:p>MEDIA k5</text:p>
          </table:table-cell>
          <table:table-cell table:style-name="ce3" table:formula="of:=AVERAGE([.M22:.M31])" office:value-type="float" office:value="97.7777777777778" calcext:value-type="float">
            <text:p>97.7777777778</text:p>
          </table:table-cell>
          <table:table-cell table:style-name="ce3" table:formula="of:=AVERAGE([.P22:.P31])" office:value-type="float" office:value="0.966626100690162" calcext:value-type="float">
            <text:p>0.9666261007</text:p>
          </table:table-cell>
          <table:table-cell table:style-name="ce3" table:formula="of:=AVERAGE([.R22:.R31])" office:value-type="float" office:value="0.0914256452527563" calcext:value-type="float">
            <text:p>0.0914256453</text:p>
          </table:table-cell>
          <table:table-cell table:style-name="ce3" table:formula="of:=AVERAGE([.AW22:.AW31])" office:value-type="float" office:value="0.999533799533799" calcext:value-type="float">
            <text:p>0.9995337995</text:p>
          </table:table-cell>
          <table:table-cell table:style-name="ce3" table:formula="of:=AVERAGE([.AN22:.AN31])" office:value-type="float" office:value="0.983216783216783" calcext:value-type="float">
            <text:p>0.9832167832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1"/>
          <table:table-cell table:number-columns-repeated="52"/>
        </table:table-row>
        <table:table-row table:style-name="ro1">
          <table:table-cell table:number-columns-repeated="4"/>
          <table:table-cell table:style-name="ce1" office:value-type="string" calcext:value-type="string">
            <text:p>Desviación típica k1</text:p>
          </table:table-cell>
          <table:table-cell table:formula="of:=COM.MICROSOFT.STDEV.S([.M2:.M11])" office:value-type="float" office:value="5.52460514450975" calcext:value-type="float">
            <text:p>5.5246051445</text:p>
          </table:table-cell>
          <table:table-cell table:formula="of:=COM.MICROSOFT.STDEV.S([.P2:.P11])" office:value-type="float" office:value="0.0842101454626219" calcext:value-type="float">
            <text:p>0.0842101455</text:p>
          </table:table-cell>
          <table:table-cell table:formula="of:=COM.MICROSOFT.STDEV.S([.R2:.R11])" office:value-type="float" office:value="0.1213103227321" calcext:value-type="float">
            <text:p>0.1213103227</text:p>
          </table:table-cell>
          <table:table-cell table:formula="of:=COM.MICROSOFT.STDEV.S([.AW2:.AW11])" office:value-type="float" office:value="0.0429185682757786" calcext:value-type="float">
            <text:p>0.0429185683</text:p>
          </table:table-cell>
          <table:table-cell table:formula="of:=AVERAGE([.AN2:.AN11])" office:value-type="float" office:value="0.951048951048951" calcext:value-type="float">
            <text:p>0.951048951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2" office:value-type="string" calcext:value-type="string">
            <text:p>Desviación típica k3</text:p>
          </table:table-cell>
          <table:table-cell table:style-name="ce3" table:formula="of:=COM.MICROSOFT.STDEV.S([.M12:.M21])" office:value-type="float" office:value="3.92837100659194" calcext:value-type="float">
            <text:p>3.9283710066</text:p>
          </table:table-cell>
          <table:table-cell table:style-name="ce3" table:formula="of:=COM.MICROSOFT.STDEV.S([.P12:.P21])" office:value-type="float" office:value="0.0588691121871929" calcext:value-type="float">
            <text:p>0.0588691122</text:p>
          </table:table-cell>
          <table:table-cell table:formula="of:=COM.MICROSOFT.STDEV.S([.R12:.R21])" office:value-type="float" office:value="0.0569906669920032" calcext:value-type="float">
            <text:p>0.056990667</text:p>
          </table:table-cell>
          <table:table-cell table:style-name="ce3" table:formula="of:=COM.MICROSOFT.STDEV.S([.AW12:.AW21])" office:value-type="float" office:value="0.0131784477132878" calcext:value-type="float">
            <text:p>0.0131784477</text:p>
          </table:table-cell>
          <table:table-cell table:style-name="ce3" table:formula="of:=AVERAGE([.AN12:.AN21])" office:value-type="float" office:value="0.975524475524476" calcext:value-type="float">
            <text:p>0.9755244755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2" office:value-type="string" calcext:value-type="string">
            <text:p>Desviación típica k5</text:p>
          </table:table-cell>
          <table:table-cell table:style-name="ce3" table:formula="of:=COM.MICROSOFT.STDEV.S([.M22:.M31])" office:value-type="float" office:value="3.88447721544501" calcext:value-type="float">
            <text:p>3.8844772154</text:p>
          </table:table-cell>
          <table:table-cell table:style-name="ce3" table:formula="of:=COM.MICROSOFT.STDEV.S([.P22:.P31])" office:value-type="float" office:value="0.0581855884941404" calcext:value-type="float">
            <text:p>0.0581855885</text:p>
          </table:table-cell>
          <table:table-cell table:style-name="ce3" table:formula="of:=COM.MICROSOFT.STDEV.S([.R22:.R31])" office:value-type="float" office:value="0.0499147323657434" calcext:value-type="float">
            <text:p>0.0499147324</text:p>
          </table:table-cell>
          <table:table-cell table:style-name="ce3" table:formula="of:=COM.MICROSOFT.STDEV.S([.AW22:.AW31])" office:value-type="float" office:value="0.00147425531942591" calcext:value-type="float">
            <text:p>0.0014742553</text:p>
          </table:table-cell>
          <table:table-cell table:style-name="ce3" table:formula="of:=AVERAGE([.AN22:.AN31])" office:value-type="float" office:value="0.983216783216783" calcext:value-type="float">
            <text:p>0.9832167832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8:41:36.223568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09:21:27.258689595</dc:date>
    <meta:editing-duration>PT38M50S</meta:editing-duration>
    <meta:editing-cycles>3</meta:editing-cycles>
    <meta:generator>LibreOffice/5.0.2.2$Linux_X86_64 LibreOffice_project/37b43f919e4de5eeaca9b9755ed688758a8251fe</meta:generator>
    <meta:document-statistic meta:table-count="1" meta:cell-count="1808" meta:object-count="0"/>
  </office:meta>
</office:document-meta>
</file>